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2.7625in" table:align="center"/>
    </style:style>
    <style:style style:name="Table1.A" style:family="table-column">
      <style:table-column-properties style:column-width="2.2313in"/>
    </style:style>
    <style:style style:name="Table1.B" style:family="table-column">
      <style:table-column-properties style:column-width="0.5313in"/>
    </style:style>
    <style:style style:name="Table1.A1" style:family="table-cell">
      <style:table-cell-properties style:vertical-align="middle"/>
    </style:style>
    <style:style style:name="P1" style:family="paragraph" style:parent-style-name="Table_20_Contents">
      <style:paragraph-properties fo:text-align="center" style:justify-single-word="false"/>
      <style:text-properties fo:font-weight="bold"/>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1">MCC - CIS162AD - C# Level I <text:line-break/>Study Guide for Test 1 </text:p>
          </table:table-cell>
          <table:table-cell table:style-name="Table1.A1" office:value-type="string">
            <text:p text:style-name="Table_20_Contents">   <draw:frame draw:style-name="fr1" draw:name="graphics1" text:anchor-type="as-char" svg:width="0.3646in" svg:height="0.3646in" draw:z-index="0"><draw:image xlink:href="http://www.mesacc.edu/%7Ejuafj03991/cis162ad/cs.gif" xlink:type="simple" xlink:show="embed" xlink:actuate="onLoad"/></draw:frame> </text:p>
          </table:table-cell>
        </table:table-row>
      </table:table>
      <text:p text:style-name="Text_20_body">Completion of the study guide is NOT required, so it will not be turned in or submitted electronically. However, completing the study guide will help you prepare for the exam. In addition, the completed study guide can be used on the actual exam, because exams are open book and notes. If you can't find the answer to any of the questions, please feel free to ask your classmates and/or instructor. <text:line-break/><text:line-break/><text:span text:style-name="T1">Introduction to Programming and C#:</text:span><text:line-break/><text:line-break/><text:line-break/>What are the three categories of errors that can be made by a programmer?<text:line-break/><text:line-break/><text:line-break/><text:line-break/>What type of errors can a compiler detect?<text:line-break/><text:line-break/><text:line-break/><text:line-break/>What errors must the programmer <text:span text:style-name="T1">detect</text:span> and correct during testing?<text:line-break/><text:line-break/><text:line-break/><text:line-break/>How are run-time errors usually discovered?<text:line-break/><text:line-break/><text:line-break/><text:line-break/>What are some examples of C# control objects?<text:line-break/><text:line-break/><text:line-break/><text:line-break/>What are some uses of Labels?<text:line-break/><text:line-break/><text:line-break/><text:line-break/>What are some uses of Text Boxes?<text:line-break/><text:line-break/><text:line-break/><text:line-break/>What are some uses of Command Buttons?<text:line-break/><text:line-break/><text:line-break/><text:line-break/>What are some of Label properties we have modified in our programs?<text:line-break/><text:line-break/><text:line-break/><text:line-break/>What are some of Text Boxes properties we have modified in our programs?<text:line-break/><text:line-break/><text:soft-page-break/><text:line-break/><text:line-break/>What are some of Command Buttons properties we have modified in our programs?<text:line-break/><text:line-break/><text:line-break/><text:line-break/>How are Access Keys defined for Command Buttons?<text:line-break/><text:line-break/><text:line-break/><text:line-break/>What does the tab order of the controls determine?<text:line-break/><text:line-break/><text:line-break/><text:line-break/>Which property do we use to give control objects meaningful names?<text:line-break/><text:line-break/><text:line-break/><text:line-break/>Why do we give control objects meaningful names?<text:line-break/><text:line-break/><text:line-break/><text:line-break/>What is an event method?<text:line-break/><text:line-break/><text:line-break/><text:line-break/>What are some examples of events?<text:line-break/><text:line-break/><text:line-break/><text:line-break/>What are the two ways of creating a comment?<text:line-break/><text:line-break/><text:line-break/><text:line-break/>What is the purpose of including comments in a program?<text:line-break/><text:line-break/><text:line-break/><text:line-break/><text:line-break/><text:span text:style-name="T1">Variables and Data Types: </text:span><text:line-break/><text:line-break/><text:line-break/>Are variable names case sensitive?<text:line-break/><text:line-break/><text:line-break/><text:line-break/>Why do we use meaningful naming conventions for variables?<text:line-break/><text:line-break/><text:line-break/><text:soft-page-break/><text:line-break/>What are constant variables used for?<text:line-break/><text:line-break/><text:line-break/><text:line-break/>Which keyword is used to specify a variable as a constant?<text:line-break/><text:line-break/><text:line-break/><text:line-break/>What is the preferred naming convention for constant variables?<text:line-break/><text:line-break/><text:line-break/><text:line-break/>What are numeric variables initialized to when declared?<text:line-break/><text:line-break/><text:line-break/><text:line-break/>What are string variables initialized to when declared?<text:line-break/><text:line-break/><text:line-break/><text:line-break/>What is meant by variable scope?<text:line-break/><text:line-break/><text:line-break/><text:line-break/>How is a block of code defined?<text:line-break/><text:line-break/><text:line-break/><text:line-break/>What is the difference between local and global (class) variables?<text:line-break/><text:line-break/><text:line-break/><text:line-break/>Where are local variables declared?<text:line-break/><text:line-break/><text:line-break/><text:line-break/>Where are global (class) variables declared?<text:line-break/><text:line-break/><text:line-break/><text:line-break/>What are some uses of global (class) variables?<text:line-break/><text:line-break/><text:line-break/><text:line-break/>What are the different data types?<text:line-break/><text:line-break/><text:line-break/><text:line-break/><text:soft-page-break/>What kind of data can be stored in each of the variable types?<text:line-break/><text:line-break/><text:line-break/><text:line-break/>What do the Parse and ToString methods do?<text:line-break/><text:line-break/><text:line-break/><text:line-break/>What is the data type of the value returned by the Parse and ToString methods (number or String)?<text:line-break/><text:line-break/><text:line-break/><text:line-break/><text:span text:style-name="T1">Math Operations and Try/Catch: </text:span><text:line-break/><text:line-break/><text:line-break/>What are the precedence rules?<text:line-break/><text:line-break/><text:line-break/><text:line-break/>How do the parentheses affect the precedence rules?<text:line-break/><text:line-break/><text:line-break/><text:line-break/>What does the modulous (%) operator return?<text:line-break/><text:line-break/><text:line-break/><text:line-break/>What is the purpose of Try/Catch Blocks?<text:line-break/><text:line-break/><text:line-break/><text:line-break/>What is the MessageBox used for?<text:line-break/><text:line-break/><text:line-break/><text:line-break/>What are the button options for a MessageBox?<text:line-break/><text:line-break/><text:line-break/><text:line-break/><text:line-break/><text:span text:style-name="T1">If, If-Else, Relational and Logical Operators:</text:span><text:line-break/><text:line-break/><text:line-break/>What two values can logical conditions evaluate to?<text:line-break/><text:line-break/><text:line-break/><text:line-break/>What is the difference between if and if-else statements?<text:line-break/><text:line-break/><text:soft-page-break/><text:line-break/><text:line-break/>How does the compiler match an else with an if statement?<text:line-break/><text:line-break/><text:line-break/><text:line-break/>Does the compiler take indenting you use into consideration to match else and if statements?<text:line-break/><text:line-break/><text:line-break/><text:line-break/>What is the purpose of indenting if-else statements?<text:line-break/><text:line-break/><text:line-break/><text:line-break/>How can braces be used to prevent the dangling-else problem?<text:line-break/><text:line-break/><text:line-break/><text:line-break/>What are some examples of relational operators?<text:line-break/><text:line-break/><text:line-break/><text:line-break/><text:line-break/><text:line-break/>What are the logical operators?<text:line-break/><text:line-break/><text:line-break/><text:line-break/><text:line-break/><text:line-break/>What is the difference between AND (&amp;&amp;) and OR (||) conditional expressions?<text:line-break/><text:line-break/><text:line-break/><text:line-break/>What do ToUpper( ) and ToLower( ) methods do?<text:line-break/><text:line-break/><text:line-break/><text:line-break/>Why should we test for both upper and lowercase letters or use ToUpper( ) to convert letters to uppercase?<text:line-break/><text:line-break/><text:line-break/><text:line-break/>Why is the switch statement similar to an if-else statement?<text:line-break/><text:line-break/><text:line-break/><text:line-break/>Can switch statements be converted to if=else statements?<text:line-break/><text:line-break/><text:soft-page-break/><text:line-break/><text:line-break/><text:line-break/><text:span text:style-name="T1">Methods (pass-by-value and pass-by-reference):</text:span><text:line-break/><text:line-break/><text:line-break/>What is the main idea of the top-down design method?<text:line-break/><text:line-break/><text:line-break/><text:line-break/>Why is the black box analogy used to describe how methodx should be written?<text:line-break/><text:line-break/><text:line-break/><text:line-break/>Why are methods considered small programs (hint: input, process, output)?<text:line-break/><text:line-break/><text:line-break/><text:line-break/>What is included in the heading of a method definition?<text:line-break/><text:line-break/><text:line-break/><text:line-break/>What is considered a method's signature?<text:line-break/><text:line-break/><text:line-break/><text:line-break/>Are the variables listed in the method heading declared as variables of the method?<text:line-break/><text:line-break/><text:line-break/><text:line-break/>How is a method invoked?<text:line-break/><text:line-break/><text:line-break/><text:line-break/>How do you specify if the argument is pass-by-value or pass-by-reference?<text:line-break/><text:line-break/><text:line-break/><text:line-break/>What is passed to the method through a pass-by-value argument ?<text:line-break/><text:line-break/><text:line-break/><text:line-break/>What is passed to the method through a pass-by-reference argument ?<text:line-break/><text:line-break/><text:line-break/><text:line-break/>How is a value returned from a method?<text:line-break/><text:line-break/><text:line-break/><text:soft-page-break/><text:line-break/>What are the purposes of the return statement?<text:line-break/><text:line-break/><text:line-break/><text:line-break/>How many values can be returned by a method that uses only pass-by-value?<text:line-break/><text:line-break/><text:line-break/><text:line-break/>How many values can be returned by a method that uses pass-by-reference?<text:line-break/><text:line-break/><text:line-break/><text:line-break/>In pass-by-reference, when should ref be used?<text:line-break/><text:line-break/><text:line-break/><text:line-break/>In pass-by-reference, when should out be used?<text:line-break/><text:line-break/><text:line-break/><text:line-break/><text:span text:style-name="T1">Menus and Common Dialog Boxes:</text:span><text:line-break/><text:line-break/><text:line-break/>What control is used to create menus?<text:line-break/><text:line-break/><text:line-break/><text:line-break/>Where is the control for menus placed in designer mode?<text:line-break/><text:line-break/><text:line-break/><text:line-break/>How are submenus items created?<text:line-break/><text:line-break/><text:line-break/><text:line-break/>How are context menus created?<text:line-break/><text:line-break/><text:line-break/><text:line-break/>How are context menus activated by the user?<text:line-break/><text:line-break/><text:line-break/><text:line-break/>What are the common dialog controls?<text:line-break/><text:line-break/><text:line-break/><text:line-break/>What is the general purpose of common dialogs?<text:line-break/><text:soft-page-break/><text:line-break/><text:line-break/><text:line-break/>Which method is used to display a dialog box?<text:line-break/><text:line-break/><text:line-break/><text:line-break/>After a user selects a Color or Font, how does the programmer apply the selection to a contro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red Adamson</meta:initial-creator>
    <meta:creation-date>2012-09-24T00:20:19.14</meta:creation-date>
    <meta:document-statistic meta:table-count="1" meta:image-count="1" meta:object-count="0" meta:page-count="8" meta:paragraph-count="3" meta:word-count="828" meta:character-count="5195"/>
    <dc:date>2012-09-24T00:20:40.72</dc:date>
    <dc:creator>Jared Adamson</dc:creator>
    <meta:editing-duration>PT00H00M21S</meta:editing-duration>
    <meta:editing-cycles>1</meta:editing-cycles>
    <meta:generator>OpenOffice.org/3.2$Win32 OpenOffice.org_project/320m18$Build-9502</meta:generator>
  </office:meta>
</office:document-meta>
</file>